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4" style:family="paragraph" style:parent-style-name="Text_20_body">
      <style:text-properties officeooo:rsid="05d8b71f" officeooo:paragraph-rsid="05d8b71f"/>
    </style:style>
    <style:style style:name="P5" style:family="paragraph" style:parent-style-name="Heading_20_1">
      <style:paragraph-properties fo:line-height="100%"/>
      <style:text-properties style:use-window-font-color="true" loext:opacity="0%" officeooo:rsid="04af6545" officeooo:paragraph-rsid="057e19f6"/>
    </style:style>
    <style:style style:name="P6" style:family="paragraph" style:parent-style-name="Heading_20_2">
      <style:text-properties officeooo:rsid="05da5769"/>
    </style:style>
    <style:style style:name="P7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2623dc" officeooo:paragraph-rsid="05db02e5"/>
    </style:style>
    <style:style style:name="P8" style:family="paragraph" style:parent-style-name="Heading_20_2">
      <style:paragraph-properties fo:text-align="end" style:justify-single-word="false" style:writing-mode="rl-tb"/>
      <style:text-properties style:use-window-font-color="true" loext:opacity="0%" officeooo:paragraph-rsid="05db02e5"/>
    </style:style>
    <style:style style:name="P9" style:family="paragraph" style:parent-style-name="Heading_20_2">
      <style:paragraph-properties fo:text-align="end" style:justify-single-word="false" style:writing-mode="rl-tb"/>
      <style:text-properties style:use-window-font-color="true" loext:opacity="0%" fo:font-weight="normal" officeooo:rsid="052ad1a0" officeooo:paragraph-rsid="05dc8542" style:font-weight-asian="normal" style:font-weight-complex="normal"/>
    </style:style>
    <style:style style:name="P10" style:family="paragraph" style:parent-style-name="Heading_20_2">
      <style:paragraph-properties fo:text-align="end" style:justify-single-word="false" style:writing-mode="rl-tb"/>
      <style:text-properties officeooo:paragraph-rsid="05dc8542"/>
    </style:style>
    <style:style style:name="P11" style:family="paragraph" style:parent-style-name="Heading_20_2">
      <style:paragraph-properties fo:text-align="end" style:justify-single-word="false" style:writing-mode="rl-tb"/>
      <style:text-properties officeooo:paragraph-rsid="05dc9735"/>
    </style:style>
    <style:style style:name="P12" style:family="paragraph" style:parent-style-name="Text_20_body" style:list-style-name="L1">
      <style:text-properties officeooo:rsid="05d8b71f" officeooo:paragraph-rsid="05d8b71f"/>
    </style:style>
    <style:style style:name="P13" style:family="paragraph" style:parent-style-name="Text_20_body" style:list-style-name="L1">
      <style:text-properties officeooo:rsid="05da5769" officeooo:paragraph-rsid="05da5769"/>
    </style:style>
    <style:style style:name="P14" style:family="paragraph" style:parent-style-name="Text_20_body">
      <style:text-properties style:use-window-font-color="true" loext:opacity="0%" officeooo:paragraph-rsid="05db02e5"/>
    </style:style>
    <style:style style:name="P15" style:family="paragraph" style:parent-style-name="Text_20_body">
      <style:text-properties officeooo:rsid="05aad19a" officeooo:paragraph-rsid="05db02e5"/>
    </style:style>
    <style:style style:name="P16" style:family="paragraph" style:parent-style-name="Text_20_body">
      <style:text-properties officeooo:rsid="05ca2785" officeooo:paragraph-rsid="05dc8542"/>
    </style:style>
    <style:style style:name="P17" style:family="paragraph" style:parent-style-name="Text_20_body">
      <style:text-properties officeooo:rsid="05c333d2" officeooo:paragraph-rsid="05dc8542"/>
    </style:style>
    <style:style style:name="P18" style:family="paragraph" style:parent-style-name="Text_20_body">
      <style:text-properties officeooo:rsid="05d0bf84" officeooo:paragraph-rsid="05dc9735"/>
    </style:style>
    <style:style style:name="P19" style:family="paragraph" style:parent-style-name="Text_20_body">
      <style:text-properties officeooo:rsid="05d31f03" officeooo:paragraph-rsid="05dc9735"/>
    </style:style>
    <style:style style:name="P20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85ebea" officeooo:paragraph-rsid="05db02e5"/>
    </style:style>
    <style:style style:name="P21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b08156" officeooo:paragraph-rsid="05db02e5"/>
    </style:style>
    <style:style style:name="P22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ca2785" officeooo:paragraph-rsid="05dc8542"/>
    </style:style>
    <style:style style:name="P23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d0bf84" officeooo:paragraph-rsid="05dc9735"/>
    </style:style>
    <style:style style:name="P24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85ebea" officeooo:paragraph-rsid="05db02e5"/>
    </style:style>
    <style:style style:name="P25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8696ee" officeooo:paragraph-rsid="05db02e5"/>
    </style:style>
    <style:style style:name="P26" style:family="paragraph" style:parent-style-name="Text_20_body">
      <style:paragraph-properties fo:text-align="end" style:justify-single-word="false" style:writing-mode="rl-tb"/>
      <style:text-properties officeooo:paragraph-rsid="05db02e5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5b08156" officeooo:paragraph-rsid="05db02e5"/>
    </style:style>
    <style:style style:name="P28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585ebea" officeooo:paragraph-rsid="05db02e5"/>
    </style:style>
    <style:style style:name="P29" style:family="paragraph" style:parent-style-name="Text_20_body">
      <style:paragraph-properties fo:text-align="start" style:justify-single-word="false" style:writing-mode="lr-tb"/>
      <style:text-properties style:use-window-font-color="true" loext:opacity="0%" style:text-position="0% 100%" officeooo:rsid="058696ee" officeooo:paragraph-rsid="05db02e5"/>
    </style:style>
    <style:style style:name="T1" style:family="text">
      <style:text-properties officeooo:rsid="05226f8d"/>
    </style:style>
    <style:style style:name="T2" style:family="text">
      <style:text-properties officeooo:rsid="052c9289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officeooo:rsid="0550dfd7"/>
    </style:style>
    <style:style style:name="T5" style:family="text">
      <style:text-properties style:use-window-font-color="true" loext:opacity="0%" officeooo:rsid="05d8b71f"/>
    </style:style>
    <style:style style:name="T6" style:family="text">
      <style:text-properties style:use-window-font-color="true" loext:opacity="0%" officeooo:rsid="054277b2"/>
    </style:style>
    <style:style style:name="T7" style:family="text">
      <style:text-properties style:use-window-font-color="true" loext:opacity="0%" officeooo:rsid="05d0b190"/>
    </style:style>
    <style:style style:name="T8" style:family="text">
      <style:text-properties style:use-window-font-color="true" loext:opacity="0%" officeooo:rsid="05c6f509"/>
    </style:style>
    <style:style style:name="T9" style:family="text">
      <style:text-properties style:use-window-font-color="true" loext:opacity="0%" style:font-name="Monospace" fo:font-size="12pt" fo:font-style="normal" fo:font-weight="normal" officeooo:rsid="05d9f39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style:use-window-font-color="true" loext:opacity="0%" officeooo:rsid="05d9f395"/>
    </style:style>
    <style:style style:name="T11" style:family="text">
      <style:text-properties style:use-window-font-color="true" loext:opacity="0%" style:text-position="0% 100%" officeooo:rsid="054277b2"/>
    </style:style>
    <style:style style:name="T12" style:family="text">
      <style:text-properties style:use-window-font-color="true" loext:opacity="0%" style:text-position="0% 100%" style:font-name="Monospace" fo:font-size="12pt" fo:font-style="normal" fo:font-weight="normal" officeooo:rsid="05e90c0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style:use-window-font-color="true" loext:opacity="0%" style:text-position="0% 100%" officeooo:rsid="05d0bf84"/>
    </style:style>
    <style:style style:name="T14" style:family="text">
      <style:text-properties officeooo:rsid="05dad005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526c858"/>
    </style:style>
    <style:style style:name="T17" style:family="text">
      <style:text-properties style:text-position="0% 100%" officeooo:rsid="053d3269"/>
    </style:style>
    <style:style style:name="T18" style:family="text">
      <style:text-properties style:text-position="0% 100%" officeooo:rsid="05d0b190"/>
    </style:style>
    <style:style style:name="T19" style:family="text">
      <style:text-properties style:text-position="0% 100%" officeooo:rsid="0585ebea"/>
    </style:style>
    <style:style style:name="T20" style:family="text">
      <style:text-properties style:text-position="0% 100%" officeooo:rsid="059419bf"/>
    </style:style>
    <style:style style:name="T21" style:family="text">
      <style:text-properties style:text-position="0% 100%" officeooo:rsid="05bf4708"/>
    </style:style>
    <style:style style:name="T22" style:family="text">
      <style:text-properties style:text-position="0% 100%" officeooo:rsid="058696ee"/>
    </style:style>
    <style:style style:name="T23" style:family="text">
      <style:text-properties style:text-position="0% 100%" officeooo:rsid="0589ecae"/>
    </style:style>
    <style:style style:name="T24" style:family="text">
      <style:text-properties style:text-position="0% 100%" officeooo:rsid="058a8887"/>
    </style:style>
    <style:style style:name="T25" style:family="text">
      <style:text-properties style:text-position="0% 100%" officeooo:rsid="05a386dd"/>
    </style:style>
    <style:style style:name="T26" style:family="text">
      <style:text-properties style:text-position="0% 100%" officeooo:rsid="05bfdadc"/>
    </style:style>
    <style:style style:name="T27" style:family="text">
      <style:text-properties style:text-position="0% 100%" officeooo:rsid="05a51d6c"/>
    </style:style>
    <style:style style:name="T28" style:family="text">
      <style:text-properties style:text-position="0% 100%" officeooo:rsid="05c2048f"/>
    </style:style>
    <style:style style:name="T29" style:family="text">
      <style:text-properties officeooo:rsid="05aca18c"/>
    </style:style>
    <style:style style:name="T30" style:family="text">
      <style:text-properties officeooo:rsid="05bf880b"/>
    </style:style>
    <style:style style:name="T31" style:family="text">
      <style:text-properties officeooo:rsid="05c15b31"/>
    </style:style>
    <style:style style:name="T32" style:family="text">
      <style:text-properties officeooo:rsid="05d61544"/>
    </style:style>
    <style:style style:name="T33" style:family="text">
      <style:text-properties officeooo:rsid="05d0b190"/>
    </style:style>
    <style:style style:name="T34" style:family="text">
      <style:text-properties officeooo:rsid="05c333d2"/>
    </style:style>
    <style:style style:name="T35" style:family="text">
      <style:text-properties style:text-position="sub 58%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">מטלה</text:span> –<text:span text:style-name="T2"> מכרזי ויקרי-קלארק-גרובס ומאירסון</text:span></text:h>
      <text:p text:style-name="P3">יש לענות על שאלה אחת לבחירתכם.</text:p>
      <text:p text:style-name="P6"><text:span text:style-name="T5"/></text:p>
      <text:p text:style-name="P7"><text:span text:style-name="T16">שאלה</text:span><text:span text:style-name="T17"> </text:span><text:span text:style-name="T18">2</text:span><text:span text:style-name="T16">: </text:span><text:span text:style-name="T19">תיכנות </text:span><text:span text:style-name="T20">- כלל-התשלום של מאירסון</text:span></text:p>
      <text:p text:style-name="P14"><text:span text:style-name="T19">נ</text:span><text:span text:style-name="T15">תו</text:span><text:span text:style-name="T19">נה פונקציה המייצגת כלל-בחירה. כותרת הפונקציה:</text:span></text:p>
      <text:p text:style-name="P28"><text:span text:style-name="T21">def </text:span><text:span text:style-name="T15">choice</text:span><text:span text:style-name="T22">s</text:span><text:span text:style-name="T15"> (values: </text:span><text:span text:style-name="T21">List[float]) → List[bool]: ...</text:span></text:p>
      <text:p text:style-name="P20">הפונקציה מקבלת כקלט וקטור של מספרים המייצגים את הערכים של השחקנים <text:span text:style-name="T29">(בשקלים)</text:span>. הפונקציה מחזירה כפלט וקטור בוליאני המחזיר, לגבי כל שחקן, האם הוא נבחר או לא.</text:p>
      <text:p text:style-name="P24"><text:span text:style-name="T15">כיתבו פונקציה </text:span><text:span text:style-name="T23">המייצגת </text:span><text:span text:style-name="T15">את כלל-התשלום המתאים</text:span><text:span text:style-name="T22">,</text:span><text:span text:style-name="T15"> לפי </text:span><text:span text:style-name="T22">משפט </text:span><text:span text:style-name="T15">מאירסון</text:span><text:span text:style-name="T22">. כותרת הפונקציה:</text:span></text:p>
      <text:p text:style-name="P29"><text:span text:style-name="T30">def </text:span>payments (<text:span text:style-name="T30">values: List[float</text:span>]) →<text:span text:style-name="T30"> List[float]: ...</text:span></text:p>
      <text:p text:style-name="P25"><text:span text:style-name="T15">הפונקציה מקבלת כקלט את וקטור הערכים (כמו הפונקציה הקודמת), ומחזירה את וקטור </text:span><text:span text:style-name="T24">התשלומים</text:span><text:span text:style-name="T23">, </text:span><text:span text:style-name="T25">בשקלים, ברמת-דיוק של אגורה אחת (0.01 ש"ח).</text:span></text:p>
      <text:p text:style-name="P25"><text:span text:style-name="T15">אם הפונקציה מגלה שכלל-הבחירה אינו מונוטוני - היא צריכה לזרוק חריגה </text:span><text:span text:style-name="T26">מתאימה</text:span><text:span text:style-name="T15">.</text:span></text:p>
      <text:p text:style-name="P8"><text:span text:style-name="T16">שאלה</text:span><text:span text:style-name="T17"> </text:span><text:span text:style-name="T18">3</text:span><text:span text:style-name="T16">: </text:span><text:span text:style-name="T19">תיכנות –</text:span><text:span text:style-name="T20"> </text:span><text:span text:style-name="T27">מכרז מאירסון לבעיית התרמיל</text:span></text:p>
      <text:p text:style-name="P15">נתון מערך גלובלי <text:span text:style-name="T31">בשם weights, </text:span>שבו האיבר ה-i מייצג את המשקל של השחקן ה-i. <text:span text:style-name="T32">נתון גם משתנה גלובלי בשם total המייצג את קיבולת התרמיל.</text:span></text:p>
      <text:p text:style-name="P26">א. בחרו אחד מאלגוריתמי-הקירוב שלמדנו (א, ב, או א+ב), <text:s/>וכיתבו את פונקציית-הבחירה המתאימה לו:</text:p>
      <text:p text:style-name="P28"><text:span text:style-name="T28">def</text:span><text:span text:style-name="T15"> choice</text:span><text:span text:style-name="T22">s</text:span><text:span text:style-name="T15"> (values: </text:span><text:span text:style-name="T28">List[</text:span><text:span text:style-name="T25">double</text:span><text:span text:style-name="T15">]) →</text:span><text:span text:style-name="T28"> List[bool]: ...</text:span></text:p>
      <text:p text:style-name="P27">ב. בחרו אחד מאלגוריתמי-הקירוב שלמדנו (א, ב, או א+ב), <text:s/>וכיתבו את פונקציית-התשלום המתאימה לו:</text:p>
      <text:p text:style-name="P29"><text:span text:style-name="T30">def </text:span>payments (<text:span text:style-name="T30">values: List[float</text:span>]) →<text:span text:style-name="T30"> List[float]: ...</text:span></text:p>
      <text:p text:style-name="P21">כאן (בניגוד לשאלה הקודמת) חישוב התשלומים צריך להיות מדוייק, ע"י נוסחה מפורשת.</text:p>
      <text:p text:style-name="P10"><text:span text:style-name="T6">שאלה </text:span><text:span text:style-name="T7">5</text:span><text:span text:style-name="T6">: </text:span><text:span text:style-name="T8">אלגוריתם </text:span><text:span text:style-name="T9">מגלה-אמת</text:span><text:span text:style-name="T8"> </text:span><text:span text:style-name="T10">ל</text:span><text:span text:style-name="T8">עץ פורש מקסימלי</text:span></text:p>
      <text:p text:style-name="P16">נתון גרף לא-מכוון, שבו לכל קשת יש ערך. כל קשת שייכת למישהו, והערך הוא מידע פרטי של הבעלים.</text:p>
      <text:p text:style-name="P16">א. הדגימו את אלגוריתם VCG למציאת עץ פורש עם ערך מקסימלי.</text:p>
      <text:p text:style-name="P22">ב. הדגימו את אלגוריתם מאירסון למציאת עץ פורש עם ערך מקסימלי.</text:p>
      <text:p text:style-name="P9">שאלה <text:span text:style-name="T33">4</text:span>: <text:span text:style-name="T34">דוגמאות למכרזי מאירסון</text:span></text:p>
      <text:p text:style-name="P17">הסעיפים הבאים מתייחסים לכלל-הבחירה "בחר את הערך הגבוה ביותר, בתנאי שהוא לפחות 10".</text:p>
      <text:p text:style-name="P17">א. הראו (ע"י דוגמה) שתשלומי וק"ג עבור כלל זה אינם מגלי-אמת.</text:p>
      <text:p text:style-name="P17"><text:soft-page-break/>ב. תנו נוסחה לחישוב תשלומי מאירסון עבור כלל זה. הדגימו את הנוסחה.</text:p>
      <text:p text:style-name="P17">בסעיפים הבאים, נתון שלכל משתתף i יש משקל w<text:span text:style-name="T35">i</text:span> שהוא מידע ציבורי. כלל-הבחירה הוא "בחר את המשתתף שהמכפלה ערך*משקל (v<text:span text:style-name="T35">i</text:span>*w<text:span text:style-name="T35">i</text:span>) שלו היא הגדולה ביותר".</text:p>
      <text:p text:style-name="P17">ג. הראו (ע"י דוגמה) שתשלומי וק"ג עבור כלל זה אינם מגלי-אמת.</text:p>
      <text:p text:style-name="P17">ד. תנו נוסחה לחישוב תשלומי מאירסון עבור כלל זה. הדגימו את הנוסחה.</text:p>
      <text:p text:style-name="P17"/>
      <text:p text:style-name="P11"><text:span text:style-name="T11">שאלה </text:span><text:span text:style-name="T12">5</text:span><text:span text:style-name="T11">: </text:span><text:span text:style-name="T13">פתרונות מקוריים לבעיית התרמיל</text:span></text:p>
      <text:p text:style-name="P18">א. הציעו שלושה אלגוריתמים מקוריים (שונים מהאלגוריתמים שנלמדו בכיתה) <text:span text:style-name="T36">והגיוניים</text:span> לפתרון בעיית התרמיל.</text:p>
      <text:p text:style-name="P18">ב. עבור כל אלגוריתם שמצאתם בסעיף א, תנו דוגמה למשקלים וערכים, המראה שהאלגוריתם אינו אופטימלי.</text:p>
      <text:p text:style-name="P19">ג. עבור אחד האלגוריתמים שמצאתם בסעיף א, חשבו את כלל-התשלומים של מאירסון.</text:p>
      <text:p text:style-name="P18"><text:span text:style-name="T37">הערה</text:span>: משקלי החפצים יכולים להיות מספרים ממשיים חיוביים כלשהם (לא דווקא מספרים שלמים).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2-02T14:54:27.011000000</dc:date>
    <meta:editing-duration>P11DT9H53M34S</meta:editing-duration>
    <meta:editing-cycles>1331</meta:editing-cycles>
    <meta:document-statistic meta:table-count="0" meta:image-count="0" meta:object-count="0" meta:page-count="2" meta:paragraph-count="35" meta:word-count="392" meta:character-count="2378" meta:non-whitespace-character-count="2017"/>
  </office:meta>
</office:document-meta>
</file>